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5.805cm"/>
    </style:style>
    <style:style style:name="co4" style:family="table-column">
      <style:table-column-properties fo:break-before="auto" style:column-width="6.6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39cm"/>
    </style:style>
    <style:style style:name="co7" style:family="table-column">
      <style:table-column-properties fo:break-before="auto" style:column-width="6.23cm"/>
    </style:style>
    <style:style style:name="co8" style:family="table-column">
      <style:table-column-properties fo:break-before="auto" style:column-width="6.121cm"/>
    </style:style>
    <style:style style:name="co9" style:family="table-column">
      <style:table-column-properties fo:break-before="auto" style:column-width="4.6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5.967cm" fo:break-before="auto" style:use-optimal-row-height="true"/>
    </style:style>
    <style:style style:name="ro5" style:family="table-row">
      <style:table-row-properties style:row-height="5.57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fo:wrap-option="no-wrap"/>
      <style:text-properties fo:color="#000000"/>
    </style:style>
    <style:style style:name="ce5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7" style:family="table-cell" style:parent-style-name="Default">
      <style:text-properties fo:color="#127622"/>
    </style:style>
    <style:style style:name="ce6" style:family="table-cell" style:parent-style-name="Default">
      <style:text-properties fo:color="#c9211e"/>
    </style:style>
    <style:style style:name="ce15" style:family="table-cell" style:parent-style-name="Default">
      <style:table-cell-properties fo:background-color="#e0c2cd"/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médio" table:style-name="ta1">
        <table:table-column table:style-name="co1" table:default-cell-style-name="Default"/>
        <table:table-column table:style-name="co2" table:number-columns-repeated="2" table:default-cell-style-name="ce7"/>
        <table:table-column table:style-name="co1" table:default-cell-style-name="Default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 table:number-columns-spanned="6" table:number-rows-spanned="1">
            <text:p>Bacia do Rio Jequitinhonha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4">
          <table:table-cell/>
          <table:table-cell office:value-type="string" calcext:value-type="string">
            <text:p>codigo: 54150000</text:p>
            <text:p>nome: PORTO MANDACARU</text:p>
            <text:p>operadoraS: CPRM</text:p>
            <text:p>areaDrenag: 16100.0</text:p>
            <text:p>tipoEstaca: FLU</text:p>
            <text:p>telemetric: False</text:p>
            <text:p>nmMunicipi: GRÃO MOGOL</text:p>
            <text:p>nmEstado: MINAS GERAIS</text:p>
            <text:p>ini_monito: 1946.0</text:p>
            <text:p>fim_monito: 2019.0</text:p>
            <text:p>n_anos: 70.0</text:p>
            <text:p>disp: 93.84</text:p>
            <text:p>lat: -16.6789</text:p>
            <text:p>lon: -42.4856</text:p>
            <text:p/>
          </table:table-cell>
          <table:table-cell office:value-type="string" calcext:value-type="string">
            <text:p>codigo: 1642027</text:p>
            <text:p>nome: BARRA DO SALINAS</text:p>
            <text:p>operadoraS: CPRM</text:p>
            <text:p>areaDrenag: NULL</text:p>
            <text:p>tipoEstaca: PLU-FLU</text:p>
            <text:p>telemetric: False</text:p>
            <text:p>nmMunicipi: CORONEL MURTA</text:p>
            <text:p>nmEstado: MINAS GERAIS</text:p>
            <text:p>ini_monito: 1993.0</text:p>
            <text:p>fim_monito: 2019.0</text:p>
            <text:p>n_anos: 27.0</text:p>
            <text:p>disp: 95.36</text:p>
            <text:p>lat: -16.6178</text:p>
            <text:p>lon: -42.3089</text:p>
            <text:p/>
          </table:table-cell>
          <table:table-cell/>
          <table:table-cell table:style-name="ce15" office:value-type="string" calcext:value-type="string">
            <text:p>codigo: 54195000</text:p>
            <text:p>nome: BARRA DO SALINAS</text:p>
            <text:p>operadoraS: CPRM</text:p>
            <text:p>areaDrenag: 23400.0</text:p>
            <text:p>tipoEstaca: FLU</text:p>
            <text:p>telemetric: True</text:p>
            <text:p>nmMunicipi: VIRGEM DA LAPA</text:p>
            <text:p>nmEstado: MINAS GERAIS</text:p>
            <text:p>ini_monito: 1975.0</text:p>
            <text:p>fim_monito: 2019.0</text:p>
            <text:p>n_anos: 45.0</text:p>
            <text:p>disp: 97.99</text:p>
            <text:p>lat: -16.6175</text:p>
            <text:p>Lon: -42.3097</text:p>
          </table:table-cell>
          <table:table-cell office:value-type="string" calcext:value-type="string">
            <text:p>codigo: 1642041</text:p>
            <text:p>nome: IGICATU</text:p>
            <text:p>operadoraS: CEMIG</text:p>
            <text:p>areaDrenag: NULL</text:p>
            <text:p>tipoEstaca: PLU-FLU</text:p>
            <text:p>telemetric: True</text:p>
            <text:p>nmMunicipi: JOSÉ GONÇALVES DE M</text:p>
            <text:p>nmEstado: MINAS GERAIS</text:p>
            <text:p>ini_monito: 2015.0</text:p>
            <text:p>fim_monito: 2015.0</text:p>
            <text:p>n_anos: 0.0</text:p>
            <text:p>disp: 9.01</text:p>
            <text:p>lat: -16.8208</text:p>
            <text:p>lon: -42.6397</text:p>
            <text:p/>
          </table:table-cell>
        </table:table-row>
        <table:table-row table:style-name="ro4">
          <table:table-cell/>
          <table:table-cell office:value-type="string" calcext:value-type="string">
            <text:p>codigo: 54193000</text:p>
            <text:p>nome: RUBELITA</text:p>
            <text:p>operadoraS: CPRM</text:p>
            <text:p>areaDrenag: 3020.0</text:p>
            <text:p>tipoEstaca: FLU</text:p>
            <text:p>telemetric: False</text:p>
            <text:p>nmMunicipi: RUBELITA</text:p>
            <text:p>nmEstado: MINAS GERAIS</text:p>
            <text:p>ini_monito: 1996.0</text:p>
            <text:p>fim_monito: 2019.0</text:p>
            <text:p>n_anos: 20.0</text:p>
            <text:p>disp: 90.18</text:p>
            <text:p>lat: -16.4081</text:p>
            <text:p>lon: -42.2653</text:p>
            <text:p/>
          </table:table-cell>
          <table:table-cell office:value-type="string" calcext:value-type="string">
            <text:p>codigo: 1642007</text:p>
            <text:p>nome: PORTO MANDACARU</text:p>
            <text:p>operadoraS: CPRM</text:p>
            <text:p>areaDrenag: NULL</text:p>
            <text:p>tipoEstaca: PLU-FLU</text:p>
            <text:p>telemetric: False</text:p>
            <text:p>nmMunicipi: GRÃO MOGOL</text:p>
            <text:p>nmEstado: MINAS GERAIS</text:p>
            <text:p>ini_monito: 1946.0</text:p>
            <text:p>fim_monito: 2019.0</text:p>
            <text:p>n_anos: 68.0</text:p>
            <text:p>disp: 91.75</text:p>
            <text:p>lat: -16.6789</text:p>
            <text:p>lon: -42.48539999999999</text:p>
            <text:p/>
          </table:table-cell>
          <table:table-cell/>
          <table:table-cell office:value-type="string" calcext:value-type="string">
            <text:p>codigo: 54140000</text:p>
            <text:p>nome: UHE IRAPÉ BARRAMENTO</text:p>
            <text:p>operadoraS: CEMIG</text:p>
            <text:p>areaDrenag: 15819.0</text:p>
            <text:p>tipoEstaca: FLU</text:p>
            <text:p>telemetric: True</text:p>
            <text:p>nmMunicipi: GRÃO MOGOL</text:p>
            <text:p>nmEstado: MINAS GERAIS</text:p>
            <text:p>ini_monito: 2017.0</text:p>
            <text:p>fim_monito: 2020.0</text:p>
            <text:p>n_anos: 2.0</text:p>
            <text:p>disp: 58.53000000000001</text:p>
            <text:p>lat: -16.7358</text:p>
            <text:p>lon: -42.5731</text:p>
            <text:p/>
          </table:table-cell>
          <table:table-cell office:value-type="string" calcext:value-type="string">
            <text:p>codigo: 54150001</text:p>
            <text:p>nome: UHE IRAPÉ JUSANTE</text:p>
            <text:p>operadoraS: CEMIG</text:p>
            <text:p>areaDrenag: 16600.0</text:p>
            <text:p>tipoEstaca: FLU</text:p>
            <text:p>telemetric: True</text:p>
            <text:p>nmMunicipi: GRÃO MOGOL</text:p>
            <text:p>nmEstado: MINAS GERAIS</text:p>
            <text:p>ini_monito: 2020.0</text:p>
            <text:p>fim_monito: 2020.0</text:p>
            <text:p>n_anos: 1.0</text:p>
            <text:p>disp: 55.854285714285716</text:p>
            <text:p>lat: -16.6781</text:p>
            <text:p>lon: -42.4867</text:p>
            <text:p/>
          </table:table-cell>
        </table:table-row>
        <table:table-row table:style-name="ro4">
          <table:table-cell/>
          <table:table-cell table:style-name="ce6"/>
          <table:table-cell office:value-type="string" calcext:value-type="string">
            <text:p>codigo: 1642008</text:p>
            <text:p>nome: RUBELITA</text:p>
            <text:p>operadoraS: CPRM</text:p>
            <text:p>areaDrenag: NULL</text:p>
            <text:p>tipoEstaca: PLU-FLU</text:p>
            <text:p>telemetric: False</text:p>
            <text:p>nmMunicipi: RUBELITA</text:p>
            <text:p>nmEstado: MINAS GERAIS</text:p>
            <text:p>ini_monito: 1947.0</text:p>
            <text:p>fim_monito: 2019.0</text:p>
            <text:p>n_anos: 39.0</text:p>
            <text:p>disp: 53.83</text:p>
            <text:p>lat: -16.4119</text:p>
            <text:p>lon: -42.2683</text:p>
            <text:p/>
          </table:table-cell>
          <table:table-cell/>
          <table:table-cell office:value-type="string" calcext:value-type="string">
            <text:p>codigo: 54140000</text:p>
            <text:p>nome: UHE IRAPÉ BARRAMENTO</text:p>
            <text:p>operadoraS: CEMIG</text:p>
            <text:p>areaDrenag: 15819.0</text:p>
            <text:p>tipoEstaca: FLU</text:p>
            <text:p>telemetric: True</text:p>
            <text:p>nmMunicipi: GRÃO MOGOL</text:p>
            <text:p>nmEstado: MINAS GERAIS</text:p>
            <text:p>ini_monito: 2007.0</text:p>
            <text:p>fim_monito: 2012.0</text:p>
            <text:p>n_anos: 6.0</text:p>
            <text:p>disp: 93.97</text:p>
            <text:p>lat: -16.7358</text:p>
            <text:p>lon: -42.5731</text:p>
            <text:p/>
          </table:table-cell>
          <table:table-cell table:style-name="Default"/>
        </table:table-row>
        <table:table-row table:style-name="ro5">
          <table:table-cell/>
          <table:table-cell table:style-name="Default"/>
          <table:table-cell table:style-name="ce6"/>
          <table:table-cell/>
          <table:table-cell table:style-name="Default" table:number-columns-repeated="2"/>
        </table:table-row>
      </table:table>
      <table:table table:name="baixo" table:style-name="ta1">
        <table:table-column table:style-name="co1" table:default-cell-style-name="ce1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office:value-type="string" calcext:value-type="string" table:number-columns-spanned="6" table:number-rows-spanned="1">
            <text:p>Bacia do Rio Jequitinhonha</text:p>
          </table:table-cell>
          <table:covered-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4">
          <table:table-cell table:style-name="Default"/>
          <table:table-cell table:style-name="ce7" office:value-type="string" calcext:value-type="string">
            <text:p>codigo: 54780000</text:p>
            <text:p>nome: JACINTO</text:p>
            <text:p>operadoraS: CPRM</text:p>
            <text:p>areaDrenag: 62700.0</text:p>
            <text:p>tipoEstaca: FLU</text:p>
            <text:p>telemetric: False</text:p>
            <text:p>nmMunicipi: JACINTO</text:p>
            <text:p>nmEstado: MINAS GERAIS</text:p>
            <text:p>ini_monito: 1942.0</text:p>
            <text:p>fim_monito: 2019.0</text:p>
            <text:p>n_anos: 78.0</text:p>
            <text:p>disp: 98.65</text:p>
            <text:p>lat: -16.1358</text:p>
            <text:p>lon: -40.3061</text:p>
            <text:p/>
          </table:table-cell>
          <table:table-cell table:style-name="ce6" office:value-type="string" calcext:value-type="string">
            <text:p>codigo: 1640007</text:p>
            <text:p>nome: SANTA MARIA DO SALTO</text:p>
            <text:p>operadoraS: SUDENE</text:p>
            <text:p>areaDrenag: NULL</text:p>
            <text:p>tipoEstaca: PLU-FLU</text:p>
            <text:p>telemetric: False</text:p>
            <text:p>nmMunicipi: SANTA MARIA DO SALT</text:p>
            <text:p>nmEstado: MINAS GERAIS</text:p>
            <text:p>ini_monito: 1967.0</text:p>
            <text:p>fim_monito: 2000.0</text:p>
            <text:p>n_anos: 27.0</text:p>
            <text:p>disp: 78.94</text:p>
            <text:p>lat: -16.25</text:p>
            <text:p>lon: -40.1333</text:p>
            <text:p/>
          </table:table-cell>
          <table:table-cell table:style-name="Default"/>
          <table:table-cell table:style-name="ce15" office:value-type="string" calcext:value-type="string">
            <text:p>codigo: 54790000</text:p>
            <text:p>nome: UHE ITAPEBI MONTANTE 1</text:p>
            <text:p>operadoraS: ITAPEBI</text:p>
            <text:p>areaDrenag: 66600.0</text:p>
            <text:p>tipoEstaca: FLU</text:p>
            <text:p>telemetric: True</text:p>
            <text:p>nmMunicipi: SALTO DA DIVISA</text:p>
            <text:p>nmEstado: MINAS GERAIS</text:p>
            <text:p>ini_monito: 2015.0</text:p>
            <text:p>fim_monito: 2020.0</text:p>
            <text:p>n_anos: 6.0</text:p>
            <text:p>disp: 66.44</text:p>
            <text:p>lat: -16.08</text:p>
            <text:p>lon: -40.05209999999999</text:p>
            <text:p/>
          </table:table-cell>
          <table:table-cell table:style-name="ce7" office:value-type="string" calcext:value-type="string">
            <text:p>codigo: 1640000</text:p>
            <text:p>nome: JACINTO</text:p>
            <text:p>operadoraS: CPRM</text:p>
            <text:p>areaDrenag: NULL</text:p>
            <text:p>tipoEstaca: PLU-FLU</text:p>
            <text:p>telemetric: True</text:p>
            <text:p>nmMunicipi: JACINTO</text:p>
            <text:p>nmEstado: MINAS GERAIS</text:p>
            <text:p>ini_monito: 1948.0</text:p>
            <text:p>fim_monito: 2019.0</text:p>
            <text:p>n_anos: 71.0</text:p>
            <text:p>disp: 97.51</text:p>
            <text:p>lat: -16.1386</text:p>
            <text:p>lon: -40.2903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11:23:16.1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28T17:58:50.632000000</meta:creation-date>
    <dc:date>2024-01-20T12:36:19.246000000</dc:date>
    <dc:creator>Welson Filho</dc:creator>
    <meta:editing-duration>PT2H3M1S</meta:editing-duration>
    <meta:editing-cycles>20</meta:editing-cycles>
    <meta:generator>LibreOffice/7.6.4.1$Windows_X86_64 LibreOffice_project/e19e193f88cd6c0525a17fb7a176ed8e6a3e2aa1</meta:generator>
    <meta:document-statistic meta:table-count="2" meta:cell-count="32" meta:object-count="0"/>
  </office:meta>
</office:document-meta>
</file>